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DynaMap.getDyna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DynaMap.LazyDyn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set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DynaMap.LazyDynaMap( Map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add( String name , Class type , boolean readable , boolean writ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ad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LazyDynaMa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setRestricted( boolean restri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add( String name , Class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zyDynaMap.isRestr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getDynaPropert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zyDynaMap.setMap( Map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remov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DynaMap.isDyna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DynaMap.LazyDynaMap( DynaProperty [ ]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LazyDynaMap( String name , Map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DynaMap.setReturnNull( boolean return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LazyDynaMap( DynaClass 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add( Dyna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new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zyDynaMap.LazyDynaMap( String name , DynaProperty [ ]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DynaMap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Map.isRetur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